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6.434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UserStory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7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User Story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Kurztitel User Story 1</text:p>
          </table:table-cell>
          <table:covered-table-cell table:style-name="ce10"/>
          <table:table-cell table:style-name="ce19" office:value-type="string">
            <text:p>Einstellungen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Beschreibung</text:p>
          </table:table-cell>
          <table:covered-table-cell table:style-name="ce11"/>
          <table:table-cell table:style-name="ce20" office:value-type="string">
            <text:p>Als User möchte ich, dass die Anwendung Einstellungen besitzt , damit ich die Erscheinung der Anwendung meinen Bedürfnissen anpassen kann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Akzeptanzkriterien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1</text:p>
          </table:table-cell>
          <table:covered-table-cell table:style-name="ce10"/>
          <table:table-cell table:style-name="ce21" office:value-type="string">
            <text:p>Code entspricht der Definition of Done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2</text:p>
          </table:table-cell>
          <table:covered-table-cell table:style-name="ce10"/>
          <table:table-cell table:style-name="ce21" office:value-type="string">
            <text:p>Anwendung ist mit veränderter Bildschirmgröße weiter bedienbar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3</text:p>
          </table:table-cell>
          <table:covered-table-cell table:style-name="ce10"/>
          <table:table-cell table:style-name="ce21" office:value-type="string">
            <text:p>Alle nicht optionalen Einstellungen sind vorhanden und Funktionsfähig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4</text:p>
          </table:table-cell>
          <table:covered-table-cell table:style-name="ce10"/>
          <table:table-cell table:style-name="ce21" office:value-type="string">
            <text:p>Weiterleitung von Einstellungen Button des Burgermenüs zu Einstellungen ist implementiert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5</text:p>
          </table:table-cell>
          <table:covered-table-cell table:style-name="ce10"/>
          <table:table-cell table:style-name="ce21" office:value-type="string">
            <text:p>Zurück Button leitet User zurück zum Hauptbildschirm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6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7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5" office:value-type="string" table:number-columns-spanned="2" table:number-rows-spanned="1">
            <text:p>AK 8</text:p>
          </table:table-cell>
          <table:covered-table-cell table:style-name="ce11"/>
          <table:table-cell table:style-name="ce22"/>
          <table:table-cell table:style-name="ce27" table:number-columns-repeated="1021"/>
        </table:table-row>
        <table:table-row table:style-name="ro5">
          <table:table-cell table:style-name="ce6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7" table:number-columns-spanned="2" table:number-rows-spanned="2"/>
          <table:covered-table-cell table:style-name="ce13"/>
          <table:table-cell table:style-name="ce23" office:value-type="string" table:number-columns-spanned="1" table:number-rows-spanned="2">
            <text:p>Beschreibung des Tasks (Inhalt / Tätigkeiten)</text:p>
          </table:table-cell>
          <table:table-cell table:number-columns-repeated="1021"/>
        </table:table-row>
        <table:table-row table:style-name="ro1">
          <table:covered-table-cell table:style-name="ce8"/>
          <table:covered-table-cell table:style-name="ce14"/>
          <table:covered-table-cell table:style-name="ce24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</text:p>
          </table:table-cell>
          <table:covered-table-cell table:style-name="ce15"/>
          <table:table-cell table:style-name="ce25" office:value-type="string">
            <text:p>Sliderbuttons für Linkshändermodus und Darkmode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2</text:p>
          </table:table-cell>
          <table:covered-table-cell table:style-name="ce15"/>
          <table:table-cell table:style-name="ce25" office:value-type="string">
            <text:p>Betätigen des Darkmode Sliderbuttons verändert die Menüfarben auf Dunkel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3</text:p>
          </table:table-cell>
          <table:covered-table-cell table:style-name="ce15"/>
          <table:table-cell table:style-name="ce25" office:value-type="string">
            <text:p>Betätigen des Linkshändermodus Sliderbuttons verändert die Ausrichtung von Zurückbuttons, Zoombuttons, Burgermenu und Legende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4</text:p>
          </table:table-cell>
          <table:covered-table-cell table:style-name="ce15"/>
          <table:table-cell table:style-name="ce25" office:value-type="string">
            <text:p>Zurück Button implementieren, welcher zurück zum Hauptbildschirm führt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5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6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7</text:p>
          </table:table-cell>
          <table:covered-table-cell table:style-name="ce15"/>
          <table:table-cell table:style-name="ce25" office:value-type="string">
            <text:p>(optional) Mehrsprachigkeit als Dropdownmenü für die Buttons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8</text:p>
          </table:table-cell>
          <table:covered-table-cell table:style-name="ce15"/>
          <table:table-cell table:style-name="ce25" office:value-type="string">
            <text:p>(optional) Schriftart für Buttons als Dropdownmenü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9</text:p>
          </table:table-cell>
          <table:covered-table-cell table:style-name="ce15"/>
          <table:table-cell table:style-name="ce25" office:value-type="string">
            <text:p>(optional) Schriftgröße für Buttons als Sliderbutton mit Beschriftung S, M und L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0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5" office:value-type="string" table:number-columns-spanned="2" table:number-rows-spanned="1">
            <text:p>Task 12</text:p>
          </table:table-cell>
          <table:covered-table-cell table:style-name="ce16"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2.06.2020</text:date>, <text:time>12:0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UserStory1" style:display-name="PageStyle_UserSto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2" style:display-name="PageStyle_UserSto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3" style:display-name="PageStyle_UserSto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4" style:display-name="PageStyle_UserStor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5" style:display-name="PageStyle_UserStory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2:00:16.73</dc:date>
    <dc:creator>Martin Klos</dc:creator>
    <meta:generator>OpenOffice/4.1.6$Win32 OpenOffice.org_project/416m1$Build-9790</meta:generator>
    <meta:editing-duration>PT17M4S</meta:editing-duration>
    <meta:editing-cycles>2</meta:editing-cycles>
    <meta:document-statistic meta:table-count="1" meta:cell-count="39" meta:object-count="0"/>
  </office:meta>
</office:document-meta>
</file>